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7b06a" officeooo:paragraph-rsid="0017b06a"/>
    </style:style>
    <style:style style:name="P4" style:family="paragraph" style:parent-style-name="Standard">
      <style:paragraph-properties fo:text-align="center" style:justify-single-word="false"/>
      <style:text-properties fo:font-size="32pt" officeooo:rsid="0017b06a" officeooo:paragraph-rsid="0017b06a" style:font-size-asian="32pt" style:font-size-complex="32pt"/>
    </style:style>
    <style:style style:name="P5" style:family="paragraph" style:parent-style-name="Standard">
      <style:paragraph-properties fo:margin-top="0in" fo:margin-bottom="0.1965in" loext:contextual-spacing="false"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COMPUTATIONAL LINGUISTIC</text:p>
      <text:p text:style-name="P4">ENG 416</text:p>
      <text:p text:style-name="P4"/>
      <text:p text:style-name="P4"/>
      <text:p text:style-name="P4"/>
      <text:p text:style-name="P4">ALLAN ANGWENYI <text:s text:c="3"/>AS15/00308/21</text:p>
      <text:p text:style-name="P4">FLEVIAN VUJEDE <text:s text:c="6"/>AS15/00482/21</text:p>
      <text:p text:style-name="P4">PAULINE AUMA <text:s text:c="9"/>AS15/00090/21</text:p>
      <text:p text:style-name="P4">LAURENCE <text:s/>SAKWA <text:s/>AS15/00456/21</text:p>
      <text:p text:style-name="P4">MALEEN <text:s text:c="2"/>JUMA <text:s text:c="6"/>AS15​/00408/21 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Explain the importance of text processing and how it improves model performance in NLP</text:p>
      <text:p text:style-name="P2"/>
      <text:p text:style-name="P1"/>
      <text:p text:style-name="P2"><text:s text:c="3"/></text:p>
      <text:p text:style-name="Standard">1.Reduces Noise in Data</text:p>
      <text:p text:style-name="Standard"><text:s text:c="3"/>- Raw text often contains irrelevant elements like HTML tags, stopwords, or punctuation that do not contribute meaningfully to the task.</text:p>
      <text:p text:style-name="Standard"><text:s text:c="3"/>- Removing noise ensures that the model focuses on meaningful patterns and relationships, reducing the risk of overfitting.</text:p>
      <text:p text:style-name="Standard"/>
      <text:p text:style-name="Standard"/>
      <text:p text:style-name="Standard">2.Standardizes Input</text:p>
      <text:p text:style-name="Standard"><text:s text:c="3"/>- Text data can vary in case, format, or style (e.g., "Machine Learning" vs. "machine learning").</text:p>
      <text:p text:style-name="Standard"><text:s text:c="3"/>- Standardizing text through techniques like lowercasing, lemmatization, or stemming ensures uniformity, improving consistency in representation.</text:p>
      <text:p text:style-name="Standard"/>
      <text:p text:style-name="Standard"/>
      <text:p text:style-name="Standard"/>
      <text:p text:style-name="Standard">3. Improves Feature Representation</text:p>
      <text:p text:style-name="Standard"><text:s text:c="3"/>- Transforming text into numerical vectors (e.g., bag-of-words, TF-IDF, or embeddings) requires clean and structured data.</text:p>
      <text:p text:style-name="Standard"><text:s text:c="3"/>- Preprocessing ensures the resulting features capture meaningful linguistic information, enhancing the model’s ability to learn effectively.</text:p>
      <text:p text:style-name="Standard"/>
      <text:p text:style-name="Standard"/>
      <text:p text:style-name="Standard"/>
      <text:p text:style-name="Standard">4.Handles Vocabulary Size</text:p>
      <text:p text:style-name="Standard"><text:s text:c="3"/>- Large vocabularies increase computational complexity and may introduce sparsity in feature matrices.</text:p>
      <text:p text:style-name="Standard"><text:s text:c="3"/>- Techniques like stopword removal, stemming, or lemmatization help reduce vocabulary size without significant loss of meaning.</text:p>
      <text:p text:style-name="Standard"/>
      <text:p text:style-name="Standard"/>
      <text:p text:style-name="Standard"/>
      <text:p text:style-name="Standard"><text:s/>5. Improves Model Generalization</text:p>
      <text:p text:style-name="Standard"><text:s text:c="3"/>- Addressing spelling errors, synonyms, or abbreviations ensures that semantically similar words are treated uniformly.</text:p>
      <text:p text:style-name="Standard"><text:s text:c="3"/>- For instance, "NLP" and "Natural Language Processing" should ideally be recognized as equivalent, helping models generalize better.</text:p>
      <text:p text:style-name="Standard"/>
      <text:p text:style-name="Standard"/>
      <text:p text:style-name="Standard"/>
      <text:p text:style-name="Standard">6. Enables Better Context Understanding</text:p>
      <text:p text:style-name="Standard"><text:s text:c="3"/>- Advanced text processing like tokenization, chunking, or dependency parsing extracts meaningful structures (e.g., relationships between words).</text:p>
      <text:p text:style-name="Standard"><text:s text:c="3"/>- Contextual insights from these structures enhance the performance of downstream NLP tasks like sentiment analysis, machine translation, or question answering.</text:p>
      <text:p text:style-name="Standard"/>
      <text:p text:style-name="Standard"><text:soft-page-break/></text:p>
      <text:p text:style-name="Standard"/>
      <text:p text:style-name="Standard">7. Facilitates Language-Specific Challenges</text:p>
      <text:p text:style-name="Standard"><text:s text:c="3"/>- Different languages have unique challenges such as compound words in German or unsegmented text in Chinese.</text:p>
      <text:p text:style-name="Standard"><text:s text:c="3"/>- Preprocessing tailored to these languages (e.g., word segmentation) ensures models handle linguistic nuances effectively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Times New Roman" fo:font-family="'Times New Roman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04T15:58:09.563000000</meta:creation-date>
    <dc:date>2024-12-04T16:11:03.247000000</dc:date>
    <meta:editing-duration>PT12M53S</meta:editing-duration>
    <meta:editing-cycles>2</meta:editing-cycles>
    <meta:generator>Neat_Office/6.2.8.2$Windows_x86 LibreOffice_project/</meta:generator>
    <meta:document-statistic meta:table-count="0" meta:image-count="0" meta:object-count="0" meta:page-count="3" meta:paragraph-count="30" meta:word-count="296" meta:character-count="2326" meta:non-whitespace-character-count="1974"/>
  </office:meta>
</office:document-meta>
</file>